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draw:marker-start-width="0.66cm" draw:marker-end-width="0.66cm" draw:fill="none" draw:textarea-horizontal-align="justify" draw:textarea-vertical-align="middle" draw:auto-grow-height="false" fo:min-height="3.781cm" fo:min-width="3.721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1.726cm" fo:min-width="1.476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5" style:family="graphic" style:parent-style-name="standard">
      <style:graphic-properties svg:stroke-width="0.102cm" draw:marker-start-width="0.509cm" draw:marker-end-width="0.509cm" draw:fill="none" draw:textarea-horizontal-align="justify" draw:textarea-vertical-align="middle" draw:auto-grow-height="false" fo:min-height="1.624cm" fo:min-width="1.374cm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Ultrafine_20_Dashed" svg:stroke-width="0.102cm" draw:marker-start="Arrow" draw:marker-start-width="0.509cm" draw:marker-end="Arrow" draw:marker-end-width="0.61cm" draw:fill="none" draw:textarea-vertical-align="middle" fo:padding-top="0.176cm" fo:padding-bottom="0.176cm" fo:padding-left="0.301cm" fo:padding-right="0.301cm" draw:shadow-offset-x="0.203cm" draw:shadow-offset-y="0.20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text-properties fo:font-size="54pt" style:font-size-asian="54pt" style:font-size-complex="5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969cm" svg:height="5.699cm" svg:x="10.795cm" svg:y="3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826cm" svg:height="2.54cm" svg:x="11.484cm" svg:y="5.242cm">
          <draw:text-box>
            <text:p text:style-name="P2"><text:span text:style-name="T1">Boss</text:span></text:p>
          </draw:text-box>
        </draw:frame>
        <draw:custom-shape draw:style-name="gr3" draw:text-style-name="P1" draw:layer="layout" svg:width="2.794cm" svg:height="2.794cm" svg:x="4.20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1.657cm" svg:x="4.356cm" svg:y="12.546cm">
          <draw:text-box>
            <text:p>Worker</text:p>
          </draw:text-box>
        </draw:frame>
        <draw:custom-shape draw:style-name="gr5" draw:text-style-name="P1" draw:layer="layout" svg:width="2.794cm" svg:height="2.794cm" svg:x="8.203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1.657cm" svg:x="8.357cm" svg:y="12.546cm">
          <draw:text-box>
            <text:p>Worker</text:p>
          </draw:text-box>
        </draw:frame>
        <draw:custom-shape draw:style-name="gr5" draw:text-style-name="P1" draw:layer="layout" svg:width="2.794cm" svg:height="2.794cm" svg:x="12.204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1.657cm" svg:x="12.358cm" svg:y="12.547cm">
          <draw:text-box>
            <text:p>Worker</text:p>
          </draw:text-box>
        </draw:frame>
        <draw:custom-shape draw:style-name="gr5" draw:text-style-name="P1" draw:layer="layout" svg:width="2.794cm" svg:height="2.794cm" svg:x="16.205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1.657cm" svg:x="16.359cm" svg:y="12.548cm">
          <draw:text-box>
            <text:p>Worker</text:p>
          </draw:text-box>
        </draw:frame>
        <draw:custom-shape draw:style-name="gr5" draw:text-style-name="P1" draw:layer="layout" svg:width="2.794cm" svg:height="2.794cm" svg:x="20.206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54cm" svg:height="1.657cm" svg:x="20.36cm" svg:y="12.548cm">
          <draw:text-box>
            <text:p>Worker</text:p>
          </draw:text-box>
        </draw:frame>
        <draw:line draw:style-name="gr6" draw:text-style-name="P1" draw:layer="layout" svg:x1="6.604cm" svg:y1="11.938cm" svg:x2="11.43cm" svg:y2="8.636cm">
          <text:p/>
        </draw:line>
        <draw:line draw:style-name="gr6" draw:text-style-name="P1" draw:layer="layout" svg:x1="10.16cm" svg:y1="11.684cm" svg:x2="11.938cm" svg:y2="9.144cm">
          <text:p/>
        </draw:line>
        <draw:line draw:style-name="gr6" draw:text-style-name="P1" draw:layer="layout" svg:x1="13.638cm" svg:y1="11.63cm" svg:x2="13.638cm" svg:y2="9.463cm">
          <text:p/>
        </draw:line>
        <draw:line draw:style-name="gr6" draw:text-style-name="P1" draw:layer="layout" svg:x1="17.018cm" svg:y1="11.686cm" svg:x2="15.538cm" svg:y2="9.144cm">
          <text:p/>
        </draw:line>
        <draw:line draw:style-name="gr6" draw:text-style-name="P1" draw:layer="layout" svg:x1="20.574cm" svg:y1="11.686cm" svg:x2="16.23cm" svg:y2="8.63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09:31:02.128304000</meta:creation-date>
    <meta:generator>LibreOffice/4.4.2.2$MacOSX_X86_64 LibreOffice_project/c4c7d32d0d49397cad38d62472b0bc8acff48dd6</meta:generator>
    <dc:date>2018-08-06T09:57:14.882087000</dc:date>
    <meta:editing-duration>PT10M37S</meta:editing-duration>
    <meta:editing-cycles>1</meta:editing-cycles>
    <meta:document-statistic meta:object-count="40"/>
  </office:meta>
</office:document-meta>
</file>